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4in" fo:margin-left="0.9625in" fo:margin-right="1.9625in" table:align="margins"/>
    </style:style>
    <style:style style:name="Table1.A" style:family="table-column">
      <style:table-column-properties style:column-width="0.6354in" style:rel-column-width="10410*"/>
    </style:style>
    <style:style style:name="Table1.B" style:family="table-column">
      <style:table-column-properties style:column-width="1.5938in" style:rel-column-width="26111*"/>
    </style:style>
    <style:style style:name="Table1.C" style:family="table-column">
      <style:table-column-properties style:column-width="1.7708in" style:rel-column-width="2901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T1"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s</text:h>
      <text:h text:style-name="Heading_20_2" text:outline-level="2">Diskless workstation</text:h>
      <text:p text:style-name="Text_20_body">When the station boots, a <text:span text:style-name="T1">HostController</text:span> is started (and monitored via <text:span text:style-name="T1">WatchDog</text:span>, …). This HostController should always be on.</text:p>
      <text:p text:style-name="Text_20_body">Clients initiate communications with this HostController. The HostController starts, stop, and monitors <text:span text:style-name="T1">HostServices</text:span>. One of this services is the <text:span text:style-name="T1">GraphManager</text:span> service. Based on its <text:span text:style-name="T1">Credentials</text:span>, the client can get a list of existing Graphs, including how to connect to these, ask the HostController to create a new Graph, or ask it to destroy an existing Graph. A Graph is described amongst others by the access rights, a name, author, … (static info: <text:span text:style-name="T1">GraphManifest</text:span>). Note this is different than the dynamic info (Nodes, Ports, …).</text:p>
      <text:p text:style-name="Text_20_body">The location of the plugin server is first sent from the client. The location in general could be a portion of the local file system, an URL to a server, an URL to a specific file on a server, individual files in a file system, … The runtime then fetches a list of available plugins (manifests). No code is loaded yet. Code will be locally cached, if an option says (for example) to do so. The client may also ask the list of current sources. When this list is modified, the server will send some special event.</text:p>
      <text:p text:style-name="Text_20_body">The “scenario” to run is sent by the client. The runtime checks all plugins are available. It instantiates some factories as needed.</text:p>
      <text:p text:style-name="Text_20_body">It's possible to detach from this session and reattach later. Multiple clients could connect, with different access rights (decide plugins to use, decide scenario to run, decide node settings, only observe). Also entitle the user to use a limited number of resources ?</text:p>
      <text:h text:style-name="Heading_20_2" text:outline-level="2">Development workstation</text:h>
      <text:p text:style-name="Text_20_body">A runtime with direct connection to the GUI is created. This means a GraphInterface + GraphManager pair is created with a direct connection between both. When running locally (only this case ?), if the environment contains a special CONFIG variable, its value is used as the location of a file containing links to plugin servers / plugin files. All plugins locally available and monitored. If no environment variable exists, the runtime doesn't load anything, but waits for user input provided via the GUI.</text:p>
      <text:p text:style-name="Text_20_body">Once the locations of plugins are known, a list of manifests is fetched by the GraphManager from each location. Each location will also use special events to signal any modification to the list of available plugins, so the GraphManager can keep an up-to-date list of available plugins. If the same functionality is available from different locations, a priority has to be specified in some way. Each location could be assigned a priority level. The same location could have different priorities for different runtime environments.</text:p>
      <text:h text:style-name="Heading_20_1" text:outline-level="1">Requirements</text:h>
      <text:p text:style-name="Text_20_body">Functionality available by loading on-the-fly plugins, which are pieces of executable code. Plugins could be found on the local file system or on a remote server. Executable code is specific to a SW architecture (OS, installed libs, …).</text:p>
      <text:p text:style-name="Text_20_body">A plugin should be reloadable if a new version is available, without restarting the runtime <text:soft-page-break/>environment. Reference counting of all instances created from a Plugin!</text:p>
      <text:p text:style-name="Text_20_body">What a plugin provides should be available even if a plugin is not loaded. This information could be published on some web portal. This is traditionally called a “manifest”.</text:p>
      <text:p text:style-name="Text_20_body">An incremental “build” number should be included every time a plugin is compiled. A graphical plugin manager would display the version currently loaded, and any new version available.</text:p>
      <text:p text:style-name="Text_20_body">A plugin server component is a part of the runtime environment. It monitors some file system and sources, and serves the plugins it found. It should maintain a persistent db of known plugins and their associated manifests.</text:p>
      <text:h text:style-name="Heading_20_1" text:outline-level="1">Analysis</text:h>
      <text:p text:style-name="Text_20_body">Model:</text:p>
      <text:list xml:id="list1091533983" text:style-name="L1">
        <text:list-item>
          <text:p text:style-name="P1">Process</text:p>
        </text:list-item>
        <text:list-item>
          <text:p text:style-name="P1">Address Space</text:p>
        </text:list-item>
        <text:list-item>
          <text:p text:style-name="P1">Load</text:p>
        </text:list-item>
      </text:list>
      <text:p text:style-name="Text_20_body"/>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Table_20_Heading">Code (in Mem)</text:p>
          </table:table-cell>
          <table:covered-table-cell/>
          <table:table-cell table:style-name="Table1.C1" office:value-type="string">
            <text:p text:style-name="Table_20_Heading">(Meta)Data</text:p>
          </table:table-cell>
        </table:table-row>
        <table:table-row>
          <table:table-cell table:style-name="Table1.A2" office:value-type="string">
            <text:p text:style-name="Table_20_Contents">.exe</text:p>
          </table:table-cell>
          <table:table-cell table:style-name="Table1.A2" office:value-type="string">
            <text:p text:style-name="Table_20_Contents">On-load</text:p>
          </table:table-cell>
          <table:table-cell table:style-name="Table1.C2" office:value-type="string">
            <text:p text:style-name="Table_20_Contents">Loader<text:line-break/>Repositories</text:p>
          </table:table-cell>
        </table:table-row>
        <table:table-row>
          <table:table-cell table:style-name="Table1.A2" table:number-rows-spanned="2" office:value-type="string">
            <text:p text:style-name="Table_20_Contents">.so</text:p>
          </table:table-cell>
          <table:table-cell table:style-name="Table1.A2" office:value-type="string">
            <text:p text:style-name="Table_20_Contents">Forced</text:p>
          </table:table-cell>
          <table:table-cell table:style-name="Table1.C2" office:value-type="string">
            <text:p text:style-name="Table_20_Contents">Registerer<text:line-break/>Manifest<text:line-break/>Factory</text:p>
          </table:table-cell>
        </table:table-row>
        <table:table-row>
          <table:covered-table-cell/>
          <table:table-cell table:style-name="Table1.A2" office:value-type="string">
            <text:p text:style-name="Table_20_Contents">On-demand</text:p>
          </table:table-cell>
          <table:table-cell table:style-name="Table1.C2" office:value-type="string">
            <text:p text:style-name="Table_20_Contents"/>
          </table:table-cell>
        </table:table-row>
      </table:table>
      <text:p text:style-name="Text_20_body"/>
      <text:p text:style-name="Text_20_body">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an-François GOBBERS</meta:initial-creator>
    <meta:creation-date>2009-04-27T11:02:58</meta:creation-date>
    <dc:date>2010-03-23T18:58:04</dc:date>
    <dc:creator>Jean-François GOBBERS</dc:creator>
    <meta:editing-duration>PT07H14M20S</meta:editing-duration>
    <meta:editing-cycles>15</meta:editing-cycles>
    <meta:generator>OpenOffice.org/3.2$Unix OpenOffice.org_project/320m12$Build-9483</meta:generator>
    <meta:document-statistic meta:table-count="1" meta:image-count="0" meta:object-count="0" meta:page-count="2" meta:paragraph-count="31" meta:word-count="626" meta:character-count="3783"/>
    <meta:user-defined meta:name="Info 1"/>
    <meta:user-defined meta:name="Info 2"/>
    <meta:user-defined meta:name="Info 3"/>
    <meta:user-defined meta:name="Info 4"/>
  </office:meta>
</office:document-meta>
</file>